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63"/>
    <style:style style:name="ce7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2"/>
    <style:style style:name="ce1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22"/>
        <table:table-column table:style-name="co1" table:number-columns-repeated="3" table:default-cell-style-name="ce4"/>
        <table:table-column table:style-name="co1" table:default-cell-style-name="ce22"/>
        <table:table-row table:style-name="ro1">
          <table:table-cell table:style-name="ce1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2">
          <table:table-cell table:formula="of:=[.C4]-[.B4]*[.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4.269283964997" calcext:value-type="float">
            <text:p>244.27</text:p>
          </table:table-cell>
          <table:table-cell table:formula="of:=[.G4]-[.F4]*[.E$11]" office:value-type="float" office:value="21.9051609917894" calcext:value-type="float">
            <text:p>21.91</text:p>
          </table:table-cell>
          <table:table-cell office:value-type="float" office:value="81" calcext:value-type="float">
            <text:p>81.00</text:p>
          </table:table-cell>
          <table:table-cell office:value-type="float" office:value="24.1452217582983" calcext:value-type="float">
            <text:p>24.15</text:p>
          </table:table-cell>
          <table:table-cell office:value-type="float" office:value="840.055288613999" calcext:value-type="float">
            <text:p>840.06</text:p>
          </table:table-cell>
          <table:table-cell table:formula="of:=[.K4]-[.J4]*[.I$11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30.123546171002" calcext:value-type="float">
            <text:p>230.12</text:p>
          </table:table-cell>
          <table:table-cell table:formula="of:=[.O4]-[.N4]*[.M$11]" office:value-type="float" office:value="13.8349823643598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12.624137186" calcext:value-type="float">
            <text:p>412.62</text:p>
          </table:table-cell>
        </table:table-row>
        <table:table-row table:style-name="ro2">
          <table:table-cell table:formula="of:=[.C5]-[.B5]*[.$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1.985691944996" calcext:value-type="float">
            <text:p>241.99</text:p>
          </table:table-cell>
          <table:table-cell table:formula="of:=[.G5]-[.F5]*[.E$11]" office:value-type="float" office:value="22.1601376550707" calcext:value-type="float">
            <text:p>22.16</text:p>
          </table:table-cell>
          <table:table-cell office:value-type="float" office:value="74" calcext:value-type="float">
            <text:p>74.00</text:p>
          </table:table-cell>
          <table:table-cell office:value-type="float" office:value="24.2066129232393" calcext:value-type="float">
            <text:p>24.21</text:p>
          </table:table-cell>
          <table:table-cell office:value-type="float" office:value="805.501192639" calcext:value-type="float">
            <text:p>805.50</text:p>
          </table:table-cell>
          <table:table-cell table:formula="of:=[.K5]-[.J5]*[.I$11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4.752791029001" calcext:value-type="float">
            <text:p>224.75</text:p>
          </table:table-cell>
          <table:table-cell table:formula="of:=[.O5]-[.N5]*[.M$11]" office:value-type="float" office:value="13.8349823643598" calcext:value-type="float">
            <text:p>13.83</text:p>
          </table:table-cell>
          <table:table-cell office:value-type="float" office:value="6" calcext:value-type="float">
            <text:p>6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26.498409222" calcext:value-type="float">
            <text:p>426.50</text:p>
          </table:table-cell>
        </table:table-row>
        <table:table-row table:style-name="ro2">
          <table:table-cell table:formula="of:=[.C6]-[.B6]*[.$A$11]" office:value-type="float" office:value="0.628507276625057" calcext:value-type="float">
            <text:p>0.63</text:p>
          </table:table-cell>
          <table:table-cell office:value-type="float" office:value="6" calcext:value-type="float">
            <text:p>6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6.646150745" calcext:value-type="float">
            <text:p>246.65</text:p>
          </table:table-cell>
          <table:table-cell table:formula="of:=[.G6]-[.F6]*[.E$11]" office:value-type="float" office:value="22.2190987423773" calcext:value-type="float">
            <text:p>22.22</text:p>
          </table:table-cell>
          <table:table-cell office:value-type="float" office:value="75" calcext:value-type="float">
            <text:p>75.00</text:p>
          </table:table-cell>
          <table:table-cell office:value-type="float" office:value="24.2932290817374" calcext:value-type="float">
            <text:p>24.29</text:p>
          </table:table-cell>
          <table:table-cell office:value-type="float" office:value="805.814723300002" calcext:value-type="float">
            <text:p>805.81</text:p>
          </table:table-cell>
          <table:table-cell table:formula="of:=[.K6]-[.J6]*[.I$11]" office:value-type="float" office:value="0.676999380704489" calcext:value-type="float">
            <text:p>0.68</text:p>
          </table:table-cell>
          <table:table-cell office:value-type="float" office:value="5" calcext:value-type="float">
            <text:p>5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30.192039989997" calcext:value-type="float">
            <text:p>230.19</text:p>
          </table:table-cell>
          <table:table-cell table:formula="of:=[.O6]-[.N6]*[.M$11]" office:value-type="float" office:value="10.8066368999093" calcext:value-type="float">
            <text:p>10.81</text:p>
          </table:table-cell>
          <table:table-cell office:value-type="float" office:value="114" calcext:value-type="float">
            <text:p>114.00</text:p>
          </table:table-cell>
          <table:table-cell office:value-type="float" office:value="15.1801766207434" calcext:value-type="float">
            <text:p>15.18</text:p>
          </table:table-cell>
          <table:table-cell office:value-type="float" office:value="410.999186111" calcext:value-type="float">
            <text:p>411.00</text:p>
          </table:table-cell>
        </table:table-row>
        <table:table-row table:style-name="ro2">
          <table:table-cell table:formula="of:=[.C7]-[.B7]*[.$A$11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5.863477774998" calcext:value-type="float">
            <text:p>245.86</text:p>
          </table:table-cell>
          <table:table-cell table:formula="of:=[.G7]-[.F7]*[.E$11]" office:value-type="float" office:value="22.4016035398824" calcext:value-type="float">
            <text:p>22.40</text:p>
          </table:table-cell>
          <table:table-cell office:value-type="float" office:value="69" calcext:value-type="float">
            <text:p>69.00</text:p>
          </table:table-cell>
          <table:table-cell office:value-type="float" office:value="24.3098034520937" calcext:value-type="float">
            <text:p>24.31</text:p>
          </table:table-cell>
          <table:table-cell office:value-type="float" office:value="805.471854007999" calcext:value-type="float">
            <text:p>805.47</text:p>
          </table:table-cell>
          <table:table-cell table:formula="of:=[.K7]-[.J7]*[.I$11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9.928632659001" calcext:value-type="float">
            <text:p>229.93</text:p>
          </table:table-cell>
          <table:table-cell table:formula="of:=[.O7]-[.N7]*[.M$11]" office:value-type="float" office:value="10.8223781027751" calcext:value-type="float">
            <text:p>10.82</text:p>
          </table:table-cell>
          <table:table-cell office:value-type="float" office:value="115" calcext:value-type="float">
            <text:p>115.00</text:p>
          </table:table-cell>
          <table:table-cell office:value-type="float" office:value="15.2342822071253" calcext:value-type="float">
            <text:p>15.23</text:p>
          </table:table-cell>
          <table:table-cell office:value-type="float" office:value="416.029931031" calcext:value-type="float">
            <text:p>416.03</text:p>
          </table:table-cell>
        </table:table-row>
        <table:table-row table:style-name="ro2">
          <table:table-cell table:formula="of:=[.C8]-[.B8]*[.$A$11]" office:value-type="float" office:value="0.635306888749402" calcext:value-type="float">
            <text:p>0.64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245.056818024001" calcext:value-type="float">
            <text:p>245.06</text:p>
          </table:table-cell>
          <table:table-cell table:formula="of:=[.G8]-[.F8]*[.E$11]" office:value-type="float" office:value="21.312738397949" calcext:value-type="float">
            <text:p>21.31</text:p>
          </table:table-cell>
          <table:table-cell table:style-name="ce5" office:value-type="float" office:value="94" calcext:value-type="float">
            <text:p>94.00</text:p>
          </table:table-cell>
          <table:table-cell table:style-name="ce5" office:value-type="float" office:value="23.912315089947" calcext:value-type="float">
            <text:p>23.91</text:p>
          </table:table-cell>
          <table:table-cell table:style-name="ce18" office:value-type="float" office:value="818.284548367999" calcext:value-type="float">
            <text:p>818.28</text:p>
          </table:table-cell>
          <table:table-cell table:formula="of:=[.K8]-[.J8]*[.I$11]" office:value-type="float" office:value="0.69243932103225" calcext:value-type="float">
            <text:p>0.69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31" office:value-type="float" office:value="222.176200620001" calcext:value-type="float">
            <text:p>222.18</text:p>
          </table:table-cell>
          <table:table-cell table:formula="of:=[.O8]-[.N8]*[.M$11]" office:value-type="float" office:value="13.4513385291989" calcext:value-type="float">
            <text:p>13.45</text:p>
          </table:table-cell>
          <table:table-cell table:style-name="ce5" office:value-type="float" office:value="16" calcext:value-type="float">
            <text:p>16.00</text:p>
          </table:table-cell>
          <table:table-cell table:style-name="ce5" office:value-type="float" office:value="14.0651686654563" calcext:value-type="float">
            <text:p>14.07</text:p>
          </table:table-cell>
          <table:table-cell table:style-name="ce31" office:value-type="float" office:value="410.941240548" calcext:value-type="float">
            <text:p>410.94</text:p>
          </table:table-cell>
        </table:table-row>
        <table:table-row table:style-name="ro2">
          <table:table-cell table:formula="of:=AVERAGE([.A4:.A8])" office:value-type="float" office:value="0.654345802697567" calcext:value-type="float">
            <text:p>0.65</text:p>
          </table:table-cell>
          <table:table-cell table:formula="of:=AVERAGE([.B4:.B8])" office:value-type="float" office:value="2.2" calcext:value-type="float">
            <text:p>2.20</text:p>
          </table:table-cell>
          <table:table-cell table:formula="of:=AVERAGE([.C4:.C8])" office:value-type="float" office:value="0.669304949371126" calcext:value-type="float">
            <text:p>0.67</text:p>
          </table:table-cell>
          <table:table-cell table:formula="of:=AVERAGE([.D4:.D8])" office:value-type="float" office:value="244.764284490798" calcext:value-type="float">
            <text:p>244.76</text:p>
          </table:table-cell>
          <table:table-cell table:style-name="ce22" table:formula="of:=AVERAGE([.E4:.E8])" office:value-type="float" office:value="21.9997478654138" calcext:value-type="float">
            <text:p>22.00</text:p>
          </table:table-cell>
          <table:table-cell table:formula="of:=AVERAGE([.F4:.F8])" office:value-type="float" office:value="78.6" calcext:value-type="float">
            <text:p>78.60</text:p>
          </table:table-cell>
          <table:table-cell table:formula="of:=AVERAGE([.G4:.G8])" office:value-type="float" office:value="24.1734364610631" calcext:value-type="float">
            <text:p>24.17</text:p>
          </table:table-cell>
          <table:table-cell table:formula="of:=AVERAGE([.H4:.H8])" office:value-type="float" office:value="815.0255213858" calcext:value-type="float">
            <text:p>815.03</text:p>
          </table:table-cell>
          <table:table-cell table:style-name="ce25" table:formula="of:=AVERAGE([.I4:.I8])" office:value-type="float" office:value="0.703247279261682" calcext:value-type="float">
            <text:p>0.70</text:p>
          </table:table-cell>
          <table:table-cell table:formula="of:=AVERAGE([.J4:.J8])" office:value-type="float" office:value="1.6" calcext:value-type="float">
            <text:p>1.60</text:p>
          </table:table-cell>
          <table:table-cell table:formula="of:=AVERAGE([.K4:.K8])" office:value-type="float" office:value="0.71559923152389" calcext:value-type="float">
            <text:p>0.72</text:p>
          </table:table-cell>
          <table:table-cell table:formula="of:=AVERAGE([.L4:.L8])" office:value-type="float" office:value="227.4346420938" calcext:value-type="float">
            <text:p>227.43</text:p>
          </table:table-cell>
          <table:table-cell table:style-name="ce25" table:formula="of:=AVERAGE([.M4:.M8])" office:value-type="float" office:value="12.5500636521205" calcext:value-type="float">
            <text:p>12.55</text:p>
          </table:table-cell>
          <table:table-cell table:formula="of:=AVERAGE([.N4:.N8])" office:value-type="float" office:value="51.4" calcext:value-type="float">
            <text:p>51.40</text:p>
          </table:table-cell>
          <table:table-cell table:formula="of:=AVERAGE([.O4:.O8])" office:value-type="float" office:value="14.5219929648475" calcext:value-type="float">
            <text:p>14.52</text:p>
          </table:table-cell>
          <table:table-cell table:formula="of:=AVERAGE([.P4:.P8])" office:value-type="float" office:value="415.4185808196" calcext:value-type="float">
            <text:p>415.42</text:p>
          </table:table-cell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35" office:value-type="float" office:value="0.00679961212434486" calcext:value-type="float">
            <text:p>0.0068</text:p>
          </table:table-cell>
          <table:table-cell table:style-name="ce44"/>
          <table:table-cell table:style-name="ce35" table:number-columns-repeated="2"/>
          <table:table-cell table:style-name="ce35" office:value-type="float" office:value="0.0276550711914679" calcext:value-type="float">
            <text:p>0.0277</text:p>
          </table:table-cell>
          <table:table-cell table:style-name="ce35" table:number-columns-repeated="3"/>
          <table:table-cell table:style-name="ce35" office:value-type="float" office:value="0.00771997016388011" calcext:value-type="float">
            <text:p>0.0077</text:p>
          </table:table-cell>
          <table:table-cell table:style-name="ce35" table:number-columns-repeated="3"/>
          <table:table-cell table:style-name="Default" office:value-type="float" office:value="0.0383643835160889" calcext:value-type="float">
            <text:p>0.038364383516089</text:p>
          </table:table-cell>
          <table:table-cell table:style-name="Default" table:number-columns-repeated="3"/>
        </table:table-row>
        <table:table-row table:style-name="ro1">
          <table:table-cell table:style-name="ce35" table:number-columns-repeated="12"/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35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9"/>
          <table:table-cell table:style-name="ce55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55"/>
          <table:table-cell table:style-name="ce26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32"/>
          <table:table-cell table:style-name="ce26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3"/>
          <table:covered-table-cell table:style-name="ce32"/>
        </table:table-row>
        <table:table-row table:style-name="ro2"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</table:table-row>
        <table:table-row table:style-name="ro2">
          <table:table-cell table:formula="of:=[.C16]-[.B16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1.100479544002" calcext:value-type="float">
            <text:p>321.10</text:p>
          </table:table-cell>
          <table:table-cell table:formula="of:=[.G16]-[.F16]*[.$E$23]" office:value-type="float" office:value="21.9049974053881" calcext:value-type="float">
            <text:p>21.90</text:p>
          </table:table-cell>
          <table:table-cell office:value-type="float" office:value="177" calcext:value-type="float">
            <text:p>177.00</text:p>
          </table:table-cell>
          <table:table-cell office:value-type="float" office:value="24.3153882694626" calcext:value-type="float">
            <text:p>24.32</text:p>
          </table:table-cell>
          <table:table-cell office:value-type="float" office:value="1198.706161241" calcext:value-type="float">
            <text:p>1198.71</text:p>
          </table:table-cell>
          <table:table-cell table:formula="of:=[.K16]-[.J16]*[.I$23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7.560052284003" calcext:value-type="float">
            <text:p>297.56</text:p>
          </table:table-cell>
          <table:table-cell table:formula="of:=[.O16]-[.N16]*[.M$23]"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60.834435700001" calcext:value-type="float">
            <text:p>560.83</text:p>
          </table:table-cell>
        </table:table-row>
        <table:table-row table:style-name="ro2">
          <table:table-cell table:formula="of:=[.C17]-[.B17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2.500503846" calcext:value-type="float">
            <text:p>322.50</text:p>
          </table:table-cell>
          <table:table-cell table:formula="of:=[.G17]-[.F17]*[.$E$23]" office:value-type="float" office:value="21.7677359054723" calcext:value-type="float">
            <text:p>21.77</text:p>
          </table:table-cell>
          <table:table-cell office:value-type="float" office:value="178" calcext:value-type="float">
            <text:p>178.00</text:p>
          </table:table-cell>
          <table:table-cell office:value-type="float" office:value="24.1917447970275" calcext:value-type="float">
            <text:p>24.19</text:p>
          </table:table-cell>
          <table:table-cell office:value-type="float" office:value="1245.35555747" calcext:value-type="float">
            <text:p>1245.36</text:p>
          </table:table-cell>
          <table:table-cell table:formula="of:=[.K17]-[.J17]*[.I$23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9.909915775999" calcext:value-type="float">
            <text:p>299.91</text:p>
          </table:table-cell>
          <table:table-cell table:formula="of:=[.O17]-[.N17]*[.M$23]"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66.180730157001" calcext:value-type="float">
            <text:p>566.18</text:p>
          </table:table-cell>
        </table:table-row>
        <table:table-row table:style-name="ro2">
          <table:table-cell table:formula="of:=[.C18]-[.B18]*[.$A$23]" office:value-type="float" office:value="0.65290403308972" calcext:value-type="float">
            <text:p>0.65</text:p>
          </table:table-cell>
          <table:table-cell office:value-type="float" office:value="5" calcext:value-type="float">
            <text:p>5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27.052330200997" calcext:value-type="float">
            <text:p>327.05</text:p>
          </table:table-cell>
          <table:table-cell table:formula="of:=[.G18]-[.F18]*[.$E$23]" office:value-type="float" office:value="21.8801449686556" calcext:value-type="float">
            <text:p>21.88</text:p>
          </table:table-cell>
          <table:table-cell office:value-type="float" office:value="176" calcext:value-type="float">
            <text:p>176.00</text:p>
          </table:table-cell>
          <table:table-cell office:value-type="float" office:value="24.2769178052495" calcext:value-type="float">
            <text:p>24.28</text:p>
          </table:table-cell>
          <table:table-cell office:value-type="float" office:value="1293.786669834" calcext:value-type="float">
            <text:p>1293.79</text:p>
          </table:table-cell>
          <table:table-cell table:formula="of:=[.K18]-[.J18]*[.I$23]" office:value-type="float" office:value="0.685805865187731" calcext:value-type="float">
            <text:p>0.69</text:p>
          </table:table-cell>
          <table:table-cell office:value-type="float" office:value="8" calcext:value-type="float">
            <text:p>8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7.002405316998" calcext:value-type="float">
            <text:p>297.00</text:p>
          </table:table-cell>
          <table:table-cell table:formula="of:=[.O18]-[.N18]*[.M$23]" office:value-type="float" office:value="14.2870705565148" calcext:value-type="float">
            <text:p>14.29</text:p>
          </table:table-cell>
          <table:table-cell office:value-type="float" office:value="0" calcext:value-type="float">
            <text:p>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75.578118402" calcext:value-type="float">
            <text:p>575.58</text:p>
          </table:table-cell>
        </table:table-row>
        <table:table-row table:style-name="ro2">
          <table:table-cell table:formula="of:=[.C19]-[.B19]*[.$A$23]"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18.651838041005" calcext:value-type="float">
            <text:p>318.65</text:p>
          </table:table-cell>
          <table:table-cell table:formula="of:=[.G19]-[.F19]*[.$E$23]" office:value-type="float" office:value="21.7043408224958" calcext:value-type="float">
            <text:p>21.70</text:p>
          </table:table-cell>
          <table:table-cell office:value-type="float" office:value="200" calcext:value-type="float">
            <text:p>200.00</text:p>
          </table:table-cell>
          <table:table-cell office:value-type="float" office:value="24.4279463186252" calcext:value-type="float">
            <text:p>24.43</text:p>
          </table:table-cell>
          <table:table-cell office:value-type="float" office:value="1190.61995373" calcext:value-type="float">
            <text:p>1190.62</text:p>
          </table:table-cell>
          <table:table-cell table:formula="of:=[.K19]-[.J19]*[.I$23]"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01.749646910997" calcext:value-type="float">
            <text:p>301.75</text:p>
          </table:table-cell>
          <table:table-cell table:formula="of:=[.O19]-[.N19]*[.M$23]" office:value-type="float" office:value="10.8942354296303" calcext:value-type="float">
            <text:p>10.89</text:p>
          </table:table-cell>
          <table:table-cell office:value-type="float" office:value="233" calcext:value-type="float">
            <text:p>233.00</text:p>
          </table:table-cell>
          <table:table-cell office:value-type="float" office:value="15.2557668038715" calcext:value-type="float">
            <text:p>15.26</text:p>
          </table:table-cell>
          <table:table-cell office:value-type="float" office:value="566.101376824001" calcext:value-type="float">
            <text:p>566.10</text:p>
          </table:table-cell>
        </table:table-row>
        <table:table-row table:style-name="ro2">
          <table:table-cell table:formula="of:=[.C20]-[.B20]*[.$A$23]" office:value-type="float" office:value="0.626662567039471" calcext:value-type="float">
            <text:p>0.63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325.400451483001" calcext:value-type="float">
            <text:p>325.40</text:p>
          </table:table-cell>
          <table:table-cell table:formula="of:=[.G20]-[.F20]*[.$E$23]" office:value-type="float" office:value="21.8450123829937" calcext:value-type="float">
            <text:p>21.85</text:p>
          </table:table-cell>
          <table:table-cell table:style-name="ce5" office:value-type="float" office:value="155.5" calcext:value-type="float">
            <text:p>155.50</text:p>
          </table:table-cell>
          <table:table-cell table:style-name="ce5" office:value-type="float" office:value="23.9626156562343" calcext:value-type="float">
            <text:p>23.96</text:p>
          </table:table-cell>
          <table:table-cell table:style-name="ce18" office:value-type="float" office:value="1183.170677085" calcext:value-type="float">
            <text:p>1183.17</text:p>
          </table:table-cell>
          <table:table-cell table:formula="of:=[.K20]-[.J20]*[.I$23]" office:value-type="float" office:value="0.674633352811671" calcext:value-type="float">
            <text:p>0.67</text:p>
          </table:table-cell>
          <table:table-cell table:style-name="ce5" office:value-type="float" office:value="11" calcext:value-type="float">
            <text:p>11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5" office:value-type="float" office:value="306.294642608998" calcext:value-type="float">
            <text:p>306.29</text:p>
          </table:table-cell>
          <table:table-cell table:formula="of:=[.O20]-[.N20]*[.M$23]" office:value-type="float" office:value="14.2402730095809" calcext:value-type="float">
            <text:p>14.24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14.2870705565148" calcext:value-type="float">
            <text:p>14.29</text:p>
          </table:table-cell>
          <table:table-cell table:style-name="ce31" office:value-type="float" office:value="555.724055966999" calcext:value-type="float">
            <text:p>555.72</text:p>
          </table:table-cell>
        </table:table-row>
        <table:table-row table:style-name="ro2">
          <table:table-cell table:formula="of:=AVERAGE([.A16:.A20])" office:value-type="float" office:value="0.657496289648514" calcext:value-type="float">
            <text:p>0.66</text:p>
          </table:table-cell>
          <table:table-cell table:formula="of:=AVERAGE([.B16:.B20])" office:value-type="float" office:value="3.6" calcext:value-type="float">
            <text:p>3.60</text:p>
          </table:table-cell>
          <table:table-cell table:formula="of:=AVERAGE([.C16:.C20])" office:value-type="float" office:value="0.669304949371126" calcext:value-type="float">
            <text:p>0.67</text:p>
          </table:table-cell>
          <table:table-cell table:formula="of:=AVERAGE([.D16:.D20])" office:value-type="float" office:value="322.941120623001" calcext:value-type="float">
            <text:p>322.94</text:p>
          </table:table-cell>
          <table:table-cell table:style-name="ce22" table:formula="of:=AVERAGE([.E16:.E20])" office:value-type="float" office:value="21.8204462970011" calcext:value-type="float">
            <text:p>21.82</text:p>
          </table:table-cell>
          <table:table-cell table:formula="of:=AVERAGE([.F16:.F20])" office:value-type="float" office:value="177.3" calcext:value-type="float">
            <text:p>177.30</text:p>
          </table:table-cell>
          <table:table-cell table:formula="of:=AVERAGE([.G16:.G20])" office:value-type="float" office:value="24.2349225693198" calcext:value-type="float">
            <text:p>24.23</text:p>
          </table:table-cell>
          <table:table-cell table:formula="of:=AVERAGE([.H16:.H20])" office:value-type="float" office:value="1222.327803872" calcext:value-type="float">
            <text:p>1222.33</text:p>
          </table:table-cell>
          <table:table-cell table:style-name="ce25" table:formula="of:=AVERAGE([.I16:.I20])" office:value-type="float" office:value="0.701447382514214" calcext:value-type="float">
            <text:p>0.70</text:p>
          </table:table-cell>
          <table:table-cell table:formula="of:=AVERAGE([.J16:.J20])" office:value-type="float" office:value="3.8" calcext:value-type="float">
            <text:p>3.80</text:p>
          </table:table-cell>
          <table:table-cell table:formula="of:=AVERAGE([.K16:.K20])" office:value-type="float" office:value="0.71559923152389" calcext:value-type="float">
            <text:p>0.72</text:p>
          </table:table-cell>
          <table:table-cell table:formula="of:=AVERAGE([.L16:.L20])" office:value-type="float" office:value="300.503332579399" calcext:value-type="float">
            <text:p>300.50</text:p>
          </table:table-cell>
          <table:table-cell table:style-name="ce25" table:formula="of:=AVERAGE([.M16:.M20])" office:value-type="float" office:value="13.5991440217511" calcext:value-type="float">
            <text:p>13.60</text:p>
          </table:table-cell>
          <table:table-cell table:formula="of:=AVERAGE([.N16:.N20])" office:value-type="float" office:value="47.1" calcext:value-type="float">
            <text:p>47.10</text:p>
          </table:table-cell>
          <table:table-cell table:formula="of:=AVERAGE([.O16:.O20])" office:value-type="float" office:value="14.4808098059861" calcext:value-type="float">
            <text:p>14.48</text:p>
          </table:table-cell>
          <table:table-cell table:formula="of:=AVERAGE([.P16:.P20])" office:value-type="float" office:value="564.88374341" calcext:value-type="float">
            <text:p>564.8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float" office:value="0.00328018325628118" calcext:value-type="float">
            <text:p>0.003280183256281</text:p>
          </table:table-cell>
          <table:table-cell table:style-name="Default" table:number-columns-repeated="3"/>
          <table:table-cell table:style-name="Default" office:value-type="float" office:value="0.0136180274806471" calcext:value-type="float">
            <text:p>0.013618027480647</text:p>
          </table:table-cell>
          <table:table-cell table:style-name="Default" table:number-columns-repeated="3"/>
          <table:table-cell table:style-name="Default" office:value-type="float" office:value="0.00372417079201994" calcext:value-type="float">
            <text:p>0.00372417079202</text:p>
          </table:table-cell>
          <table:table-cell table:style-name="Default" table:number-columns-repeated="3"/>
          <table:table-cell table:style-name="Default" office:value-type="float" office:value="0.0187190187735674" calcext:value-type="float">
            <text:p>0.01871901877356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53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53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1">
          <table:table-cell table:style-name="ce40" table:formula="of:=AVERAGE([.A9];[.A21])" office:value-type="float" office:value="0.655921046173041" calcext:value-type="float" table:number-columns-spanned="1" table:number-rows-spanned="2">
            <text:p>0.6559</text:p>
          </table:table-cell>
          <table:table-cell table:style-name="ce40" table:formula="of:=AVERAGE([.B9];[.B21])" office:value-type="float" office:value="2.9" calcext:value-type="float" table:number-columns-spanned="1" table:number-rows-spanned="2">
            <text:p>2.9000</text:p>
          </table:table-cell>
          <table:table-cell table:style-name="ce40" table:formula="of:=AVERAGE([.C9];[.C21])" office:value-type="float" office:value="0.669304949371126" calcext:value-type="float" table:number-columns-spanned="1" table:number-rows-spanned="2">
            <text:p>0.6693</text:p>
          </table:table-cell>
          <table:table-cell table:style-name="ce40" table:formula="of:=AVERAGE([.D9];[.D21])" office:value-type="float" office:value="283.8527025569" calcext:value-type="float" table:number-columns-spanned="1" table:number-rows-spanned="2">
            <text:p>283.8527</text:p>
          </table:table-cell>
          <table:table-cell table:style-name="ce40" table:formula="of:=AVERAGE([.E9];[.E21])" office:value-type="float" office:value="21.9100970812074" calcext:value-type="float" table:number-columns-spanned="1" table:number-rows-spanned="2">
            <text:p>21.9101</text:p>
          </table:table-cell>
          <table:table-cell table:style-name="ce40" table:formula="of:=AVERAGE([.F9];[.F21])" office:value-type="float" office:value="127.95" calcext:value-type="float" table:number-columns-spanned="1" table:number-rows-spanned="2">
            <text:p>127.9500</text:p>
          </table:table-cell>
          <table:table-cell table:style-name="ce40" table:formula="of:=AVERAGE([.G9];[.G21])" office:value-type="float" office:value="24.2041795151915" calcext:value-type="float" table:number-columns-spanned="1" table:number-rows-spanned="2">
            <text:p>24.2042</text:p>
          </table:table-cell>
          <table:table-cell table:style-name="ce40" table:formula="of:=AVERAGE([.H9];[.H21])" office:value-type="float" office:value="1018.6766626289" calcext:value-type="float" table:number-columns-spanned="1" table:number-rows-spanned="2">
            <text:p>1018.6767</text:p>
          </table:table-cell>
          <table:table-cell table:style-name="ce40" table:formula="of:=AVERAGE([.I9];[.I21])" office:value-type="float" office:value="0.702347330887948" calcext:value-type="float" table:number-columns-spanned="1" table:number-rows-spanned="2">
            <text:p>0.7023</text:p>
          </table:table-cell>
          <table:table-cell table:style-name="ce27" table:formula="of:=AVERAGE([.J9];[.J21])" office:value-type="float" office:value="2.7" calcext:value-type="float" table:number-columns-spanned="1" table:number-rows-spanned="2">
            <text:p>2.7000</text:p>
          </table:table-cell>
          <table:table-cell table:style-name="ce40" table:formula="of:=AVERAGE([.K9];[.K21])" office:value-type="float" office:value="0.71559923152389" calcext:value-type="float" table:number-columns-spanned="1" table:number-rows-spanned="2">
            <text:p>0.7156</text:p>
          </table:table-cell>
          <table:table-cell table:style-name="ce40" table:formula="of:=AVERAGE([.L9];[.L21])" office:value-type="float" office:value="263.9689873366" calcext:value-type="float" table:number-columns-spanned="1" table:number-rows-spanned="2">
            <text:p>263.9690</text:p>
          </table:table-cell>
          <table:table-cell table:style-name="ce40" table:formula="of:=AVERAGE([.M9];[.M21])" office:value-type="float" office:value="13.0746038369358" calcext:value-type="float" table:number-columns-spanned="1" table:number-rows-spanned="2">
            <text:p>13.0746</text:p>
          </table:table-cell>
          <table:table-cell table:style-name="ce27" table:formula="of:=AVERAGE([.N9];[.N21])" office:value-type="float" office:value="49.25" calcext:value-type="float" table:number-columns-spanned="1" table:number-rows-spanned="2">
            <text:p>49.2500</text:p>
          </table:table-cell>
          <table:table-cell table:style-name="ce40" table:formula="of:=AVERAGE([.O9];[.O21])" office:value-type="float" office:value="14.5014013854168" calcext:value-type="float" table:number-columns-spanned="1" table:number-rows-spanned="2">
            <text:p>14.5014</text:p>
          </table:table-cell>
          <table:table-cell table:style-name="ce40" table:formula="of:=AVERAGE([.P9];[.P21])" office:value-type="float" office:value="490.1511621148" calcext:value-type="float" table:number-columns-spanned="1" table:number-rows-spanned="2">
            <text:p>490.1512</text:p>
          </table:table-cell>
        </table:table-row>
        <table:table-row table:style-name="ro1">
          <table:covered-table-cell table:number-columns-repeated="9" table:style-name="ce40"/>
          <table:covered-table-cell table:style-name="ce28"/>
          <table:covered-table-cell table:number-columns-repeated="2" table:style-name="Default"/>
          <table:covered-table-cell table:style-name="ce40"/>
          <table:covered-table-cell table:style-name="ce28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53:15.757130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15:53.227088854</meta:creation-date>
    <dc:date>2020-04-22T16:55:19.522906831</dc:date>
    <meta:editing-duration>PT7M18S</meta:editing-duration>
    <meta:editing-cycles>3</meta:editing-cycles>
    <meta:generator>LibreOffice/6.0.7.3$Linux_X86_64 LibreOffice_project/00m0$Build-3</meta:generator>
    <meta:document-statistic meta:table-count="1" meta:cell-count="278" meta:object-count="0"/>
  </office:meta>
</office:document-meta>
</file>